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0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1" style:family="paragraph" style:parent-style-name="Standard">
      <style:text-properties fo:font-weight="bold" officeooo:rsid="004e4987" officeooo:paragraph-rsid="004e4987" style:font-weight-asian="bold" style:font-weight-complex="bold"/>
    </style:style>
    <style:style style:name="P22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3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24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25" style:family="paragraph" style:parent-style-name="Standard">
      <style:text-properties fo:font-weight="bold" officeooo:rsid="00623b32" officeooo:paragraph-rsid="00623b3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675fcf" style:font-weight-asian="bold" style:font-weight-complex="bold"/>
    </style:style>
    <style:style style:name="P27" style:family="paragraph" style:parent-style-name="Standard">
      <style:text-properties officeooo:rsid="003a3930" officeooo:paragraph-rsid="003a3930"/>
    </style:style>
    <style:style style:name="P28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9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30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bold" officeooo:rsid="0055ebce" officeooo:paragraph-rsid="0055ebce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6347d1" officeooo:paragraph-rsid="006347d1"/>
    </style:style>
    <style:style style:name="P36" style:family="paragraph" style:parent-style-name="Standard">
      <style:text-properties officeooo:rsid="00651b06" officeooo:paragraph-rsid="00651b06"/>
    </style:style>
    <style:style style:name="P37" style:family="paragraph" style:parent-style-name="Standard">
      <style:text-properties officeooo:rsid="00654def" officeooo:paragraph-rsid="00654def"/>
    </style:style>
    <style:style style:name="P38" style:family="paragraph" style:parent-style-name="Standard">
      <style:text-properties officeooo:rsid="006780ee" officeooo:paragraph-rsid="006780ee"/>
    </style:style>
    <style:style style:name="P39" style:family="paragraph" style:parent-style-name="Standard">
      <style:text-properties officeooo:rsid="0068b0ba" officeooo:paragraph-rsid="0068b0ba"/>
    </style:style>
    <style:style style:name="P40" style:family="paragraph" style:parent-style-name="Standard">
      <style:text-properties officeooo:rsid="0068b0ba" officeooo:paragraph-rsid="006ad8ac"/>
    </style:style>
    <style:style style:name="P41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  <style:style style:name="T21" style:family="text">
      <style:text-properties officeooo:rsid="00616327"/>
    </style:style>
    <style:style style:name="T22" style:family="text">
      <style:text-properties officeooo:rsid="0066aaac"/>
    </style:style>
    <style:style style:name="T23" style:family="text">
      <style:text-properties officeooo:rsid="0068d172"/>
    </style:style>
    <style:style style:name="T24" style:family="text">
      <style:text-properties officeooo:rsid="0069a469"/>
    </style:style>
    <style:style style:name="T25" style:family="text">
      <style:text-properties fo:color="#0066b3" fo:background-color="#fff200" loext:char-shading-value="0"/>
    </style:style>
    <style:style style:name="T26" style:family="text">
      <style:text-properties officeooo:rsid="006ad8ac"/>
    </style:style>
    <style:style style:name="T27" style:family="text">
      <style:text-properties style:font-name="Liberation Serif" officeooo:rsid="006cf5b2"/>
    </style:style>
    <style:style style:name="T28" style:family="text">
      <style:text-properties style:font-name="Liberation Serif" fo:font-weight="normal" officeooo:rsid="006cf5b2" style:font-weight-asian="normal" style:font-weight-complex="normal"/>
    </style:style>
    <style:style style:name="T29" style:family="text">
      <style:text-properties style:font-name="Liberation Serif" fo:font-weight="normal" officeooo:rsid="006ddaa0" style:font-weight-asian="normal" style:font-weight-complex="normal"/>
    </style:style>
    <style:style style:name="T30" style:family="text">
      <style:text-properties style:font-name="Liberation Serif" fo:font-weight="normal" officeooo:rsid="006ef547" style:font-weight-asian="normal" style:font-weight-complex="normal"/>
    </style:style>
    <style:style style:name="T31" style:family="text">
      <style:text-properties style:font-name="Liberation Serif" fo:font-weight="normal" officeooo:rsid="0070e80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24"><text:span text:style-name="T21">Digital Ocean </text:span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23">Jenkins Current Credentials</text:p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7"><text:span text:style-name="T12">Plugins: </text:span><text:span text:style-name="T11">A plugin is like plugins on any other system, is a piece of software that extends the core functionality of the core Jenkins Server.</text:span></text:p>
      <text:p text:style-name="P27"/>
      <text:p text:style-name="P27"/>
      <text:p text:style-name="P27"><text:soft-page-break/></text:p>
      <text:p text:style-name="P30">Continuous Integration with Jenkins</text:p>
      <text:p text:style-name="P28"/>
      <text:p text:style-name="P19">Jenkins Integration with GIT &amp; GITHUB</text:p>
      <text:p text:style-name="P28">- <text:span text:style-name="T13">Install GitHub plugin on Jenkins Server using Mangae Plugins</text:span></text:p>
      <text:p text:style-name="P28">- <text:span text:style-name="T15">git --version</text:span></text:p>
      <text:p text:style-name="P28"/>
      <text:p text:style-name="P20">Install Maven on Jenkins Host Machine</text:p>
      <text:p text:style-name="P20">- <text:span text:style-name="T14">sudo apt-get install maven</text:span></text:p>
      <text:p text:style-name="P28">- <text:span text:style-name="T15">mvn –version</text:span></text:p>
      <text:p text:style-name="P28"/>
      <text:p text:style-name="P21">Configure Jenkins to Work with Maven<text:span text:style-name="T17"> </text:span><text:span text:style-name="T18"><text:s/></text:span><text:span text:style-name="T19">&amp; GIT</text:span></text:p>
      <text:p text:style-name="P22"><text:span text:style-name="T17">J</text:span><text:span text:style-name="T16">ava Path</text:span></text:p>
      <text:p text:style-name="P31">- /usr/lib/jvm/java-8-openjdk-amd64</text:p>
      <text:p text:style-name="P22"><text:span text:style-name="T17">M</text:span><text:span text:style-name="T16">aven Path</text:span></text:p>
      <text:p text:style-name="P32">- /usr/share/maven/</text:p>
      <text:p text:style-name="P32"/>
      <text:p text:style-name="P33">Git</text:p>
      <text:p text:style-name="P33">- git //just git no path</text:p>
      <text:p text:style-name="P33"/>
      <text:p text:style-name="P34">Create Your First Maven Based Jenkins Job</text:p>
      <text:p text:style-name="P29">Maven Goals: <text:span text:style-name="T20">test, install, compile, package, deploy, test-compile etc</text:span></text:p>
      <text:p text:style-name="P29"/>
      <text:p text:style-name="P25">Source Code Polling In Jenkins</text:p>
      <text:p text:style-name="P35">Continuous Integration flow is not for manual work. </text:p>
      <text:p text:style-name="P35"/>
      <text:p text:style-name="P36">You have to select the Poll SCM</text:p>
      <text:p text:style-name="P36"/>
      <text:p text:style-name="P37">In Jenkins schedule is basicall<text:span text:style-name="T22">y</text:span> in CRON Basis.</text:p>
      <text:p text:style-name="P37"/>
      <text:p text:style-name="P26">Remote Build Trigger In Jenkins</text:p>
      <text:p text:style-name="P38">- Remote Build Trigger is helpful to execute the build externally.</text:p>
      <text:p text:style-name="P39">- If an action is triggered on Server B then a job is triggered on Server A <text:span text:style-name="T23">then Remote Build Trigger is helpful.</text:span></text:p>
      <text:p text:style-name="P39">- <text:span text:style-name="T24">U can call the Build Trigger by some script, API or UI Button Click Event.</text:span></text:p>
      <text:p text:style-name="P39"/>
      <text:p text:style-name="P39"><text:span text:style-name="Teletype"><text:span text:style-name="T25">JENKINS_URL</text:span></text:span>/job/First%20Sample%20Job/build?token=<text:span text:style-name="Teletype"><text:span text:style-name="T25">TOKEN_NAME</text:span></text:span> <text:span text:style-name="Teletype"><text:s/></text:span></text:p>
      <text:p text:style-name="P40"><text:span text:style-name="Teletype"><text:span text:style-name="T26">JENKINS_URL(</text:span></text:span><text:a xlink:type="simple" xlink:href="http://134.122.28.225:8080/" text:style-name="Internet_20_link" text:visited-style-name="Visited_20_Internet_20_Link"><text:span text:style-name="Teletype"><text:span text:style-name="T26">http://134.122.28.225:8080/</text:span></text:span></text:a><text:span text:style-name="Teletype"><text:span text:style-name="T26">)</text:span></text:span></text:p>
      <text:p text:style-name="P40"><text:span text:style-name="Teletype"/></text:p>
      <text:p text:style-name="P41"><text:span text:style-name="Teletype"><text:span text:style-name="T27">Archive Artifact In Jenkins</text:span></text:span></text:p>
      <text:p text:style-name="P41"><text:span text:style-name="Teletype"><text:span text:style-name="T28">IN Jenkins Server</text:span></text:span></text:p>
      <text:p text:style-name="P41"><text:span text:style-name="Teletype"><text:span text:style-name="T28">1. Build Tab</text:span></text:span></text:p>
      <text:p text:style-name="P44"><text:span text:style-name="Teletype"><text:span text:style-name="T31">2. Add post-build action</text:span></text:span></text:p>
      <text:p text:style-name="P41"><text:span text:style-name="Teletype"><text:span text:style-name="T31">3</text:span></text:span><text:span text:style-name="Teletype"><text:span text:style-name="T28">. Post-Build Actions</text:span></text:span></text:p>
      <text:p text:style-name="P42"><text:span text:style-name="Teletype"><text:span text:style-name="T29">4. </text:span></text:span><text:span text:style-name="Teletype"><text:span text:style-name="T31">F</text:span></text:span><text:span text:style-name="Teletype"><text:span text:style-name="T29">iles to archive – Enter **/*.jar Here ** means all the path available in your workspace</text:span></text:span></text:p>
      <text:p text:style-name="P43"><text:span text:style-name="Teletype"><text:span text:style-name="T30">5. **/* Will archive all artifacts.</text:span></text:span></text:p>
      <text:p text:style-name="P39"/>
      <text:p text:style-name="P15"><text:tab/></text:p>
      <text:p text:style-name="P6"><text:s/>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4T20:06:50.198550825</dc:date>
    <meta:editing-duration>PT2H54M13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41" meta:character-count="3237" meta:non-whitespace-character-count="2751"/>
  </office:meta>
</office:document-meta>
</file>